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498cm" fo:min-width="7.6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498cm" fo:min-width="7.6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c9211e" draw:marker-start-width="0.279cm" draw:marker-end-width="0.279cm" draw:fill="none" draw:fill-color="#729fcf" draw:textarea-horizontal-align="justify" draw:textarea-vertical-align="middle" draw:auto-grow-height="false" fo:min-height="0.962cm" fo:min-width="5.71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9400d3" draw:marker-start-width="0.279cm" draw:marker-end-width="0.279cm" draw:fill="none" draw:fill-color="#729fcf" draw:textarea-horizontal-align="justify" draw:textarea-vertical-align="middle" draw:auto-grow-height="false" fo:min-height="0.962cm" fo:min-width="2.61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c9211e" draw:marker-start-width="0.279cm" draw:marker-end-width="0.279cm" draw:fill="solid" draw:fill-color="#faebd7" draw:textarea-horizontal-align="justify" draw:textarea-vertical-align="top" draw:auto-grow-height="false" fo:min-height="0.782cm" fo:min-width="2.33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9400d3" draw:marker-start-width="0.279cm" draw:marker-end-width="0.279cm" draw:fill="solid" draw:fill-color="#e6e6fa" draw:textarea-horizontal-align="justify" draw:textarea-vertical-align="top" draw:auto-grow-height="false" fo:min-height="1.684cm" fo:min-width="8.034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8b4513" draw:marker-start-width="0.279cm" draw:marker-end-width="0.279cm" draw:fill="none" draw:fill-color="#729fcf" draw:textarea-horizontal-align="justify" draw:textarea-vertical-align="middle" draw:auto-grow-height="false" fo:min-height="0.962cm" fo:min-width="5.712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svg:stroke-width="0.053cm" svg:stroke-color="#c9211e" draw:marker-start-width="0.279cm" draw:marker-end-width="0.279cm" draw:fill="solid" draw:fill-color="#faebd7" draw:textarea-horizontal-align="justify" draw:textarea-vertical-align="top" draw:auto-grow-height="false" fo:min-height="0.782cm" fo:min-width="4.13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8b4513" draw:marker-start-width="0.279cm" draw:marker-end-width="0.279cm" draw:fill="solid" draw:fill-color="#ffffff" draw:textarea-horizontal-align="justify" draw:textarea-vertical-align="top" draw:auto-grow-height="false" fo:min-height="0.962cm" fo:min-width="6.912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svg:stroke-color="#8b451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228b22" draw:marker-start-width="0.279cm" draw:marker-end-width="0.279cm" draw:fill="solid" draw:fill-color="#f0fff0" draw:textarea-horizontal-align="justify" draw:textarea-vertical-align="top" draw:auto-grow-height="false" fo:min-height="0.782cm" fo:min-width="2.33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8a2be2" draw:marker-start-width="0.279cm" draw:marker-end-width="0.279cm" draw:fill="none" draw:fill-color="#729fcf" draw:textarea-horizontal-align="justify" draw:textarea-vertical-align="middle" draw:auto-grow-height="false" fo:min-height="0.962cm" fo:min-width="7.31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228b22" draw:marker-start-width="0.279cm" draw:marker-end-width="0.279cm" draw:fill="none" draw:fill-color="#729fcf" draw:textarea-horizontal-align="justify" draw:textarea-vertical-align="middle" draw:auto-grow-height="false" fo:min-height="0.962cm" fo:min-width="5.71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c9211e" draw:marker-start-width="0.279cm" draw:marker-end-width="0.279cm" draw:fill="none" draw:fill-color="#729fcf" draw:textarea-horizontal-align="justify" draw:textarea-vertical-align="middle" draw:auto-grow-height="false" fo:min-height="0.962cm" fo:min-width="1.112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c9211e" draw:marker-start-width="0.279cm" draw:marker-end-width="0.279cm" draw:fill="none" draw:fill-color="#729fcf" draw:textarea-horizontal-align="justify" draw:textarea-vertical-align="middle" draw:auto-grow-height="false" fo:min-height="0.962cm" fo:min-width="1.31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c9211e" draw:marker-start-width="0.279cm" draw:marker-end-width="0.279cm" draw:fill="none" draw:fill-color="#729fcf" draw:textarea-horizontal-align="justify" draw:textarea-vertical-align="middle" draw:auto-grow-height="false" fo:min-height="0.962cm" fo:min-width="1.71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c9211e" draw:marker-start-width="0.279cm" draw:marker-end-width="0.279cm" draw:fill="none" draw:fill-color="#729fcf" draw:textarea-horizontal-align="justify" draw:textarea-vertical-align="middle" draw:auto-grow-height="false" fo:min-height="0.962cm" fo:min-width="0.912cm" fo:padding-top="0.151cm" fo:padding-bottom="0.151cm" fo:padding-left="0.276cm" fo:padding-right="0.276cm"/>
      <style:paragraph-properties style:writing-mode="lr-tb"/>
    </style:style>
    <style:style style:name="gr2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8a2be2" draw:marker-start-width="0.279cm" draw:marker-end-width="0.279cm" draw:fill="none" draw:fill-color="#729fcf" draw:textarea-horizontal-align="justify" draw:textarea-vertical-align="middle" draw:auto-grow-height="false" fo:min-height="0.962cm" fo:min-width="2.512cm" fo:padding-top="0.151cm" fo:padding-bottom="0.151cm" fo:padding-left="0.276cm" fo:padding-right="0.276cm"/>
      <style:paragraph-properties style:writing-mode="lr-tb"/>
    </style:style>
    <style:style style:name="gr23" style:family="graphic" style:parent-style-name="objectwithoutfill">
      <style:graphic-properties svg:stroke-width="0.053cm" svg:stroke-color="#8a2be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228b22" draw:marker-start-width="0.279cm" draw:marker-end-width="0.279cm" draw:fill="none" draw:fill-color="#729fcf" draw:textarea-horizontal-align="justify" draw:textarea-vertical-align="middle" draw:auto-grow-height="false" fo:min-height="0.962cm" fo:min-width="4.71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228b22" draw:marker-start-width="0.279cm" draw:marker-end-width="0.279cm" draw:fill="none" draw:fill-color="#729fcf" draw:textarea-horizontal-align="justify" draw:textarea-vertical-align="middle" draw:auto-grow-height="false" fo:min-height="0.962cm" fo:min-width="7.112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228b22" draw:marker-start-width="0.279cm" draw:marker-end-width="0.279cm" draw:fill="none" draw:fill-color="#729fcf" draw:textarea-horizontal-align="justify" draw:textarea-vertical-align="middle" draw:auto-grow-height="false" fo:min-height="0.962cm" fo:min-width="3.912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228b22" draw:marker-start-width="0.279cm" draw:marker-end-width="0.279cm" draw:fill="none" draw:fill-color="#729fcf" draw:textarea-horizontal-align="justify" draw:textarea-vertical-align="middle" draw:auto-grow-height="false" fo:min-height="0.962cm" fo:min-width="1.712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53cm" svg:stroke-color="#228b2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svg:stroke-width="0.053cm" draw:marker-start-width="0.279cm" draw:marker-end-width="0.279cm"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573cm" style:use-optimal-column-width="false"/>
    </style:style>
    <style:style style:name="co2" style:family="table-column">
      <style:table-column-properties style:column-width="12.426cm" style:use-optimal-column-width="false"/>
    </style:style>
    <style:style style:name="co3" style:family="table-column">
      <style:table-column-properties style:column-width="6.819cm" style:use-optimal-column-width="false"/>
    </style:style>
    <style:style style:name="co4" style:family="table-column">
      <style:table-column-properties style:column-width="15.206cm" style:use-optimal-column-width="false"/>
    </style:style>
    <style:style style:name="ro1" style:family="table-row">
      <style:table-row-properties style:row-height="1.401cm" style:use-optimal-row-height="false"/>
    </style:style>
    <style:style style:name="ce1" style:family="table-cell">
      <style:paragraph-properties fo:text-align="center"/>
      <style:text-properties style:font-name="Liberation Mono1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  <style:text-properties fo:color="#0000ff" style:font-name="Liberation Mono1"/>
    </style:style>
    <style:style style:name="P7" style:family="paragraph">
      <loext:graphic-properties draw:fill="none"/>
      <style:paragraph-properties fo:text-align="start" style:writing-mode="lr-tb"/>
      <style:text-properties fo:color="#0000ff" style:font-name="Liberation Mono1"/>
    </style:style>
    <style:style style:name="P8" style:family="paragraph">
      <style:paragraph-properties fo:text-align="center" style:writing-mode="lr-tb"/>
      <style:text-properties style:font-name="Liberation Mono1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729fcf"/>
      <style:paragraph-properties fo:text-align="center" style:writing-mode="lr-tb"/>
      <style:text-properties fo:font-size="18pt"/>
    </style:style>
    <style:style style:name="P11" style:family="paragraph">
      <style:paragraph-properties fo:text-align="start" style:writing-mode="lr-tb"/>
      <style:text-properties fo:font-size="18pt" fo:font-weight="normal" style:font-weight-asian="normal" style:font-weight-complex="normal"/>
    </style:style>
    <style:style style:name="P12" style:family="paragraph">
      <loext:graphic-properties draw:fill="solid" draw:fill-color="#faebd7"/>
      <style:paragraph-properties fo:text-align="start" style:writing-mode="lr-tb"/>
      <style:text-properties fo:font-size="18pt" fo:font-weight="normal" style:font-weight-asian="normal" style:font-weight-complex="normal"/>
    </style:style>
    <style:style style:name="P13" style:family="paragraph">
      <style:paragraph-properties fo:text-align="start" style:writing-mode="lr-tb"/>
      <style:text-properties fo:font-size="18pt"/>
    </style:style>
    <style:style style:name="P14" style:family="paragraph">
      <loext:graphic-properties draw:fill="solid" draw:fill-color="#e6e6fa"/>
      <style:paragraph-properties fo:text-align="start" style:writing-mode="lr-tb"/>
      <style:text-properties fo:font-size="18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0fff0"/>
      <style:paragraph-properties fo:text-align="start" style:writing-mode="lr-tb"/>
      <style:text-properties fo:font-size="18pt" fo:font-weight="normal" style:font-weight-asian="normal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text-properties style:font-name="Liberation Mono1"/>
    </style:style>
    <style:style style:name="P24" style:family="paragraph">
      <loext:graphic-properties draw:fill="none" draw:fill-color="#ffffff"/>
      <style:text-properties style:font-name="Liberation Mono1"/>
    </style:style>
    <style:style style:name="P25" style:family="paragraph">
      <loext:graphic-properties draw:fill-color="#ffffff"/>
    </style:style>
    <style:style style:name="P26" style:family="paragraph">
      <style:paragraph-properties fo:text-align="center" style:writing-mode="lr-tb"/>
      <style:text-properties style:font-name="Liberation Mono1" fo:font-size="18pt"/>
    </style:style>
    <style:style style:name="P27" style:family="paragraph">
      <loext:graphic-properties draw:fill="none" draw:fill-color="#729fcf"/>
      <style:paragraph-properties fo:text-align="center" style:writing-mode="lr-tb"/>
      <style:text-properties style:font-name="Liberation Mono1" fo:font-size="18pt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style:font-name="Liberation Mono1"/>
    </style:style>
    <style:style style:name="P30" style:family="paragraph">
      <style:paragraph-properties fo:line-height="150%"/>
    </style:style>
    <style:style style:name="P31" style:family="paragraph">
      <style:paragraph-properties fo:margin-left="0cm" fo:margin-right="0cm" fo:margin-top="0cm" fo:margin-bottom="0cm" fo:line-height="150%" fo:text-indent="0cm"/>
    </style:style>
    <style:style style:name="P32" style:family="paragraph">
      <loext:graphic-properties draw:fill="none" draw:fill-color="#ffffff"/>
      <style:paragraph-properties fo:line-height="150%" style:writing-mode="lr-tb"/>
      <style:text-properties fo:font-style="italic" style:font-style-asian="italic" style:font-style-complex="italic"/>
    </style:style>
    <style:style style:name="T1" style:family="text">
      <style:text-properties style:use-window-font-color="true"/>
    </style:style>
    <style:style style:name="T2" style:family="text">
      <style:text-properties fo:color="#0000ff"/>
    </style:style>
    <style:style style:name="T3" style:family="text">
      <style:text-properties fo:color="#0000ff" fo:font-style="italic" style:font-style-asian="italic" style:font-style-complex="italic"/>
    </style:style>
    <style:style style:name="T4" style:family="text">
      <style:text-properties fo:color="#0000ff" style:font-name="Liberation Mono1" fo:font-size="24pt" style:font-size-asian="24pt" style:font-size-complex="24pt"/>
    </style:style>
    <style:style style:name="T5" style:family="text">
      <style:text-properties fo:color="#0000ff" style:font-name="Liberation Mono1"/>
    </style:style>
    <style:style style:name="T6" style:family="text">
      <style:text-properties style:font-name="Liberation Mono1"/>
    </style:style>
    <style:style style:name="T7" style:family="text">
      <style:text-properties fo:font-size="18pt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Liberation Mono1" fo:font-size="36pt" style:font-size-asian="36pt" style:font-size-complex="36pt"/>
    </style:style>
    <style:style style:name="T13" style:family="text">
      <style:text-properties style:font-name="Liberation Mono1" fo:font-size="18pt"/>
    </style:style>
    <style:style style:name="T14" style:family="text">
      <style:text-properties fo:color="#c9211e" style:font-name="Liberation Mono1"/>
    </style:style>
    <style:style style:name="T15" style:family="text">
      <style:text-properties fo:color="#6b8e23" style:font-name="Liberation Mono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sed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A language for processing text stream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Introduction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It is a programming language</text:span></text:p>
              </text:list-item>
              <text:list-item>
                <text:p><text:span text:style-name="T2">sed</text:span> is an abbreviation for <text:span text:style-name="T2">s</text:span>tream <text:span text:style-name="T2">ed</text:span>itor</text:p>
              </text:list-item>
              <text:list-item>
                <text:p>It is a part of POSIX</text:p>
              </text:list-item>
              <text:list-item>
                <text:p>sed precedes aw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Execution model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Input stream is a set of lines</text:p>
              </text:list-item>
              <text:list-item>
                <text:p text:style-name="P4">Each line is a sequence of characters</text:p>
              </text:list-item>
              <text:list-item>
                <text:p>Two data buffers are maintained: active <text:span text:style-name="T3">pattern</text:span> space and auxiliary <text:span text:style-name="T3">hold</text:span> space</text:p>
              </text:list-item>
              <text:list-item>
                <text:p><text:span text:style-name="T1">For each line of input, an </text:span><text:span text:style-name="T2">execution cycle</text:span><text:span text:style-name="T1"> is </text:span><text:span text:style-name="T1">performed loading the line into the pattern </text:span><text:span text:style-name="T1">space</text:span></text:p>
              </text:list-item>
              <text:list-item>
                <text:p><text:span text:style-name="T1">During each cycle, all the statements in the </text:span><text:span text:style-name="T1">script are executed in the sequence for </text:span><text:span text:style-name="T1">matching </text:span><text:span text:style-name="T2">address pattern</text:span><text:span text:style-name="T1"> for </text:span><text:span text:style-name="T2">actions</text:span><text:span text:style-name="T1"> specified </text:span><text:span text:style-name="T1">with the </text:span><text:span text:style-name="T2">options</text:span><text:span text:style-name="T1"> provid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usage</text:p>
          </draw:text-box>
        </draw:frame>
        <draw:frame presentation:style-name="pr4" draw:text-style-name="P5" draw:layer="layout" svg:width="25.199cm" svg:height="6.315cm" svg:x="1.4cm" svg:y="3.685cm" presentation:class="outline" presentation:user-transformed="true">
          <draw:text-box>
            <text:list text:style-name="L2">
              <text:list-item>
                <text:p>Single line at the command line</text:p>
                <text:p><text:span text:style-name="T4">sed -e ‘s/hello/world/g‘ input.txt</text:span></text:p>
              </text:list-item>
              <text:list-item>
                <text:p>Script interpreted by sed</text:p>
                <text:p><text:span text:style-name="T4">sed -f ./myscript.sed input.txt</text:span></text:p>
              </text:list-item>
            </text:list>
          </draw:text-box>
        </draw:frame>
        <draw:custom-shape draw:style-name="gr2" draw:text-style-name="P7" draw:layer="layout" svg:width="8.2cm" svg:height="5.8cm" svg:x="19.2cm" svg:y="9.3cm">
          <text:p text:style-name="P6"><text:span text:style-name="T5">#!/usr/bin/sed -f </text:span></text:p>
          <text:p text:style-name="P6"><text:span text:style-name="T5">2,8s/hello/world/g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8.2cm" svg:height="0.8cm" svg:x="19.2cm" svg:y="8.5cm">
          <text:p text:style-name="P8"><text:span text:style-name="T6">myscript.s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sed statements</text:p>
          </draw:text-box>
        </draw:frame>
        <draw:custom-shape draw:style-name="gr4" draw:text-style-name="P10" xml:id="id1" draw:id="id1" draw:layer="layout" svg:width="6.4cm" svg:height="1.4cm" svg:x="4.5cm" svg:y="4.4cm">
          <text:p text:style-name="P9"><text:span text:style-name="T7">address patt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3" draw:id="id3" draw:layer="layout" svg:width="3.3cm" svg:height="1.4cm" svg:x="11.2cm" svg:y="4.5cm">
          <text:p text:style-name="P9"><text:span text:style-name="T7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2" draw:id="id2" draw:layer="layout" svg:width="3cm" svg:height="1.2cm" svg:x="1.5cm" svg:y="8.8cm">
          <text:p text:style-name="P11"><text:span text:style-name="T8">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xml:id="id4" draw:id="id4" draw:layer="layout" svg:width="8.8cm" svg:height="2.2cm" svg:x="8.8cm" svg:y="9cm">
          <text:p text:style-name="P13"><text:span text:style-name="T7">Single Character action</text:span></text:p>
          <text:p text:style-name="P13"><text:span text:style-name="T7">Same as “ed” or “ex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5" draw:layer="layout" draw:type="curve" svg:x1="7.7cm" svg:y1="5.8cm" svg:x2="4.5cm" svg:y2="9.4cm" draw:start-shape="id1" draw:start-glue-point="2" draw:end-shape="id2" draw:end-glue-point="1" svg:d="M7700 5800c0 2400-1066 3600-3200 3600" svg:viewBox="0 0 3201 3601">
          <text:p/>
        </draw:connector>
        <draw:connector draw:style-name="gr8" draw:text-style-name="P15" draw:layer="layout" draw:type="curve" svg:x1="12.85cm" svg:y1="5.9cm" svg:x2="13.2cm" svg:y2="9cm" draw:start-shape="id3" draw:start-glue-point="2" draw:end-shape="id4" draw:end-glue-point="0" svg:d="M12850 5900c0 2326 350 777 350 3100" svg:viewBox="0 0 351 3101">
          <text:p/>
        </draw:connector>
        <draw:custom-shape draw:style-name="gr9" draw:text-style-name="P10" xml:id="id5" draw:id="id5" draw:layer="layout" svg:width="6.4cm" svg:height="1.4cm" svg:x="14.8cm" svg:y="4.5cm">
          <text:p text:style-name="P9"><text:span text:style-name="T7">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0.8cm" svg:height="1.508cm" svg:x="21.4cm" svg:y="4.492cm">
          <draw:text-box>
            <text:p text:style-name="P16"><text:span text:style-name="T9">;</text:span></text:p>
          </draw:text-box>
        </draw:frame>
        <draw:custom-shape draw:style-name="gr11" draw:text-style-name="P12" xml:id="id7" draw:id="id7" draw:layer="layout" svg:width="4.8cm" svg:height="1.2cm" svg:x="1.5cm" svg:y="10.4cm">
          <text:p text:style-name="P11"><text:span text:style-name="T8">address , r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6" draw:id="id6" draw:layer="layout" svg:width="7.6cm" svg:height="1.4cm" svg:x="16.4cm" svg:y="12.2cm">
          <text:p text:style-name="P13"><text:span text:style-name="T7">Depends on the </text:span><text:span text:style-name="T7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5" draw:layer="layout" draw:type="curve" svg:x1="18cm" svg:y1="5.9cm" svg:x2="20.2cm" svg:y2="12.2cm" draw:start-shape="id5" draw:start-glue-point="2" draw:end-shape="id6" draw:end-glue-point="0" svg:d="M18000 5900c0 4726 2200 1577 2200 6300" svg:viewBox="0 0 2201 6301">
          <text:p/>
        </draw:connector>
        <draw:connector draw:style-name="gr8" draw:text-style-name="P15" draw:layer="layout" draw:type="curve" svg:x1="17.6cm" svg:y1="10.1cm" svg:x2="20.2cm" svg:y2="12.2cm" draw:start-shape="id4" draw:start-glue-point="1" draw:end-shape="id6" draw:end-glue-point="0" svg:d="M17600 10100c1734 0 2600 700 2600 2100" svg:viewBox="0 0 2601 2101">
          <text:p/>
        </draw:connector>
        <draw:connector draw:style-name="gr8" draw:text-style-name="P15" draw:layer="layout" draw:type="curve" svg:x1="7.7cm" svg:y1="5.8cm" svg:x2="6.3cm" svg:y2="11cm" draw:start-shape="id1" draw:start-glue-point="2" draw:end-shape="id7" draw:end-glue-point="1" svg:d="M7700 5800c0 3467-466 5200-1400 5200" svg:viewBox="0 0 1401 5201">
          <text:p/>
        </draw:connector>
        <draw:frame draw:style-name="gr10" draw:text-style-name="P17" xml:id="id8" draw:id="id8" draw:layer="layout" svg:width="0.8cm" svg:height="1.508cm" svg:x="5.5cm" svg:y="12cm">
          <draw:text-box>
            <text:p text:style-name="P16"><text:span text:style-name="T9">!</text:span></text:p>
          </draw:text-box>
        </draw:frame>
        <draw:connector draw:style-name="gr8" draw:text-style-name="P15" draw:layer="layout" draw:type="curve" svg:x1="7.7cm" svg:y1="5.8cm" svg:x2="6.3cm" svg:y2="12.754cm" draw:start-shape="id1" draw:start-glue-point="2" draw:end-shape="id8" draw:end-glue-point="1" svg:d="M7700 5800c0 4636-466 6954-1400 6954" svg:viewBox="0 0 1401 6955">
          <text:p/>
        </draw:connector>
        <draw:frame draw:style-name="gr10" draw:text-style-name="P20" draw:layer="layout" svg:width="3.8cm" svg:height="0.962cm" svg:x="1.8cm" svg:y="12.2cm">
          <draw:text-box>
            <text:p text:style-name="P19">negation</text:p>
          </draw:text-box>
        </draw:frame>
        <draw:custom-shape draw:style-name="gr14" draw:text-style-name="P21" draw:layer="layout" svg:width="3cm" svg:height="1.2cm" svg:x="1cm" svg:y="4.5cm">
          <text:p text:style-name="P11"><text:span text:style-name="T10">:</text:span><text:span text:style-name="T11">lab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text-style-name="P1" draw:layer="layout" svg:width="25.199cm" svg:height="2.629cm" svg:x="1.4cm" svg:y="0.628cm" presentation:class="title">
          <draw:text-box>
            <text:p text:style-name="P1">Grouping commands</text:p>
          </draw:text-box>
        </draw:frame>
        <draw:frame draw:style-name="gr10" draw:text-style-name="P24" draw:layer="layout" svg:width="19.6cm" svg:height="1.69cm" svg:x="1.8cm" svg:y="6cm">
          <draw:text-box>
            <text:p text:style-name="P23"><text:span text:style-name="T12">{ cmd; cmd; 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">address</text:p>
          </draw:text-box>
        </draw:frame>
        <draw:custom-shape draw:style-name="gr4" draw:text-style-name="P10" xml:id="id9" draw:id="id9" draw:layer="layout" svg:width="6.4cm" svg:height="1.4cm" svg:x="1.6cm" svg:y="4.4cm">
          <text:p text:style-name="P9"><text:span text:style-name="T7">Selecting by 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4" draw:id="id14" draw:layer="layout" svg:width="8cm" svg:height="1.4cm" svg:x="1.6cm" svg:y="7cm">
          <text:p text:style-name="P9"><text:span text:style-name="T7">Selecting by text match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6" draw:id="id16" draw:layer="layout" svg:width="6.4cm" svg:height="1.4cm" svg:x="1.6cm" svg:y="9.6cm">
          <text:p text:style-name="P9"><text:span text:style-name="T7">range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0" draw:id="id10" draw:layer="layout" svg:width="1.8cm" svg:height="1.4cm" svg:x="9.2cm" svg:y="2.4cm">
          <text:p text:style-name="P9"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11" draw:id="id11" draw:layer="layout" svg:width="2cm" svg:height="1.4cm" svg:x="11.2cm" svg:y="3.4cm">
          <text:p text:style-name="P9"><text:span text:style-name="T7">$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13" draw:id="id13" draw:layer="layout" svg:width="2.4cm" svg:height="1.4cm" svg:x="10.4cm" svg:y="5.4cm">
          <text:p text:style-name="P9"><text:span text:style-name="T7">1~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xml:id="id12" draw:id="id12" draw:layer="layout" svg:width="1.6cm" svg:height="1.4cm" svg:x="13.4cm" svg:y="4.4cm">
          <text:p text:style-name="P9"><text:span text:style-name="T7">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layout" draw:type="curve" svg:x1="8cm" svg:y1="5.1cm" svg:x2="9.2cm" svg:y2="3.1cm" draw:start-shape="id9" draw:start-glue-point="1" draw:end-shape="id10" draw:end-glue-point="3" svg:d="M8000 5100c901 0 302-2000 1200-2000" svg:viewBox="0 0 1201 2001">
          <text:p/>
        </draw:connector>
        <draw:connector draw:style-name="gr21" draw:text-style-name="P15" draw:layer="layout" draw:type="curve" svg:x1="8cm" svg:y1="5.1cm" svg:x2="11.2cm" svg:y2="4.1cm" draw:start-shape="id9" draw:start-glue-point="1" draw:end-shape="id11" draw:end-glue-point="3" svg:d="M8000 5100c2401 0 802-1000 3200-1000" svg:viewBox="0 0 3201 1001">
          <text:p/>
        </draw:connector>
        <draw:connector draw:style-name="gr21" draw:text-style-name="P15" draw:layer="layout" draw:type="curve" svg:x1="8cm" svg:y1="5.1cm" svg:x2="13.4cm" svg:y2="5.1cm" draw:start-shape="id9" draw:start-glue-point="1" draw:end-shape="id12" draw:end-glue-point="3" svg:d="M8000 5100h5400" svg:viewBox="0 0 5401 1">
          <text:p/>
        </draw:connector>
        <draw:connector draw:style-name="gr21" draw:text-style-name="P15" draw:layer="layout" draw:type="curve" svg:x1="8cm" svg:y1="5.1cm" svg:x2="10.4cm" svg:y2="6.1cm" draw:start-shape="id9" draw:start-glue-point="1" draw:end-shape="id13" draw:end-glue-point="3" svg:d="M8000 5100c1801 0 602 1000 2400 1000" svg:viewBox="0 0 2401 1001">
          <text:p/>
        </draw:connector>
        <draw:custom-shape draw:style-name="gr22" draw:text-style-name="P27" xml:id="id15" draw:id="id15" draw:layer="layout" svg:width="3.2cm" svg:height="1.4cm" svg:x="14cm" svg:y="6.8cm">
          <text:p text:style-name="P26"><text:span text:style-name="T13">/</text:span><text:span text:style-name="T13">regexp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5" draw:layer="layout" draw:type="curve" svg:x1="9.6cm" svg:y1="7.7cm" svg:x2="14cm" svg:y2="7.5cm" draw:start-shape="id14" draw:start-glue-point="1" draw:end-shape="id15" draw:end-glue-point="3" svg:d="M9600 7700c3301 0 1102-200 4400-200" svg:viewBox="0 0 4401 201">
          <text:p/>
        </draw:connector>
        <draw:custom-shape draw:style-name="gr24" draw:text-style-name="P27" xml:id="id19" draw:id="id19" draw:layer="layout" svg:width="5.4cm" svg:height="1.4cm" svg:x="16cm" svg:y="11cm">
          <text:p text:style-name="P26"><text:span text:style-name="T13">/regexp/, 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7" xml:id="id20" draw:id="id20" draw:layer="layout" svg:width="7.8cm" svg:height="1.4cm" svg:x="12.6cm" svg:y="8.9cm">
          <text:p text:style-name="P26"><text:span text:style-name="T13">/regexp1/,/regexp2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18" draw:id="id18" draw:layer="layout" svg:width="4.6cm" svg:height="1.4cm" svg:x="10cm" svg:y="14.1cm">
          <text:p text:style-name="P26"><text:span text:style-name="T13">5,/regexp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xml:id="id17" draw:id="id17" draw:layer="layout" svg:width="2.4cm" svg:height="1.4cm" svg:x="9.6cm" svg:y="12.2cm">
          <text:p text:style-name="P9"><text:span text:style-name="T7">5,1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5" draw:layer="layout" draw:type="curve" svg:x1="8cm" svg:y1="10.3cm" svg:x2="9.6cm" svg:y2="12.9cm" draw:start-shape="id16" draw:start-glue-point="1" draw:end-shape="id17" draw:end-glue-point="3" svg:d="M8000 10300c1201 0 402 2600 1600 2600" svg:viewBox="0 0 1601 2601">
          <text:p/>
        </draw:connector>
        <draw:connector draw:style-name="gr28" draw:text-style-name="P15" draw:layer="layout" draw:type="curve" svg:x1="8cm" svg:y1="10.3cm" svg:x2="10cm" svg:y2="14.8cm" draw:start-shape="id16" draw:start-glue-point="1" draw:end-shape="id18" draw:end-glue-point="3" svg:d="M8000 10300c1501 0 502 4500 2000 4500" svg:viewBox="0 0 2001 4501">
          <text:p/>
        </draw:connector>
        <draw:custom-shape draw:style-name="gr24" draw:text-style-name="P27" xml:id="id21" draw:id="id21" draw:layer="layout" svg:width="5.4cm" svg:height="1.4cm" svg:x="16.6cm" svg:y="13.3cm">
          <text:p text:style-name="P26"><text:span text:style-name="T13">/</text:span><text:span text:style-name="T13">rege</text:span><text:span text:style-name="T13">xp/, </text:span><text:span text:style-name="T13">~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5" draw:layer="layout" draw:type="curve" svg:x1="8cm" svg:y1="10.3cm" svg:x2="16cm" svg:y2="11.7cm" draw:start-shape="id16" draw:start-glue-point="1" draw:end-shape="id19" draw:end-glue-point="3" svg:d="M8000 10300c6001 0 2002 1400 8000 1400" svg:viewBox="0 0 8001 1401">
          <text:p/>
        </draw:connector>
        <draw:connector draw:style-name="gr28" draw:text-style-name="P15" draw:layer="layout" draw:type="curve" svg:x1="8cm" svg:y1="10.3cm" svg:x2="12.6cm" svg:y2="9.6cm" draw:start-shape="id16" draw:start-glue-point="1" draw:end-shape="id20" draw:end-glue-point="3" svg:d="M8000 10300c3451 0 1152-700 4600-700" svg:viewBox="0 0 4601 701">
          <text:p/>
        </draw:connector>
        <draw:connector draw:style-name="gr28" draw:text-style-name="P15" draw:layer="layout" draw:type="curve" svg:x1="8cm" svg:y1="10.3cm" svg:x2="16.6cm" svg:y2="14cm" draw:start-shape="id16" draw:start-glue-point="1" draw:end-shape="id21" draw:end-glue-point="3" svg:d="M8000 10300c6451 0 2152 3700 8600 3700" svg:viewBox="0 0 8601 3701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actions</text:p>
          </draw:text-box>
        </draw:frame>
        <draw:frame draw:style-name="standard" draw:layer="layout" svg:width="17.998cm" svg:height="11.498cm" svg:x="1.175cm" svg:y="3.38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p</text:p>
              </table:table-cell>
              <table:table-cell table:style-name="lightblue3">
                <text:p>Print the pattern space</text:p>
              </table:table-cell>
            </table:table-row>
            <table:table-row table:style-name="ro1">
              <table:table-cell table:style-name="ce1">
                <text:p text:style-name="P28">d</text:p>
              </table:table-cell>
              <table:table-cell table:style-name="lightblue2">
                <text:p>Delete the pattern space</text:p>
              </table:table-cell>
            </table:table-row>
            <table:table-row table:style-name="ro1">
              <table:table-cell table:style-name="ce1">
                <text:p text:style-name="P28">s</text:p>
              </table:table-cell>
              <table:table-cell table:style-name="lightblue1">
                <text:p>Substitute using regex match <text:span text:style-name="T6">s/</text:span><text:span text:style-name="T14">pattern</text:span><text:span text:style-name="T6">/</text:span><text:span text:style-name="T15">replacement</text:span><text:span text:style-name="T6">/g</text:span></text:p>
              </table:table-cell>
            </table:table-row>
            <table:table-row table:style-name="ro1">
              <table:table-cell table:style-name="ce1">
                <text:p text:style-name="P28">=</text:p>
              </table:table-cell>
              <table:table-cell table:style-name="lightblue2">
                <text:p>Print current input line number, \n</text:p>
              </table:table-cell>
            </table:table-row>
            <table:table-row table:style-name="ro1">
              <table:table-cell table:style-name="ce1">
                <text:p text:style-name="P28">#</text:p>
              </table:table-cell>
              <table:table-cell table:style-name="lightblue1">
                <text:p>comment</text:p>
              </table:table-cell>
            </table:table-row>
            <table:table-row table:style-name="ro1">
              <table:table-cell table:style-name="ce1">
                <text:p text:style-name="P28">i</text:p>
              </table:table-cell>
              <table:table-cell table:style-name="lightblue2">
                <text:p>Insert above current line</text:p>
              </table:table-cell>
            </table:table-row>
            <table:table-row table:style-name="ro1">
              <table:table-cell table:style-name="ce1">
                <text:p text:style-name="P28">a</text:p>
              </table:table-cell>
              <table:table-cell table:style-name="lightblue1">
                <text:p>Append below current line</text:p>
              </table:table-cell>
            </table:table-row>
            <table:table-row table:style-name="ro1">
              <table:table-cell table:style-name="ce1">
                <text:p text:style-name="P29">c</text:p>
              </table:table-cell>
              <table:table-cell table:style-name="lightblue2">
                <text:p>Change current li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text-style-name="P2" draw:layer="layout" svg:width="25.199cm" svg:height="2.629cm" svg:x="1.4cm" svg:y="0.628cm" presentation:class="title">
          <draw:text-box>
            <text:p text:style-name="P1">programming</text:p>
          </draw:text-box>
        </draw:frame>
        <draw:frame draw:style-name="standard" draw:layer="layout" svg:width="22.024cm" svg:height="12.335cm" svg:x="1.175cm" svg:y="2.98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28">b <text:span text:style-name="T16">label</text:span></text:p>
              </table:table-cell>
              <table:table-cell table:style-name="lightblue3">
                <text:p>Branch unconditionally to <text:span text:style-name="T16">label</text:span></text:p>
              </table:table-cell>
            </table:table-row>
            <table:table-row table:style-name="ro1">
              <table:table-cell table:style-name="ce1">
                <text:p text:style-name="P28">:label</text:p>
              </table:table-cell>
              <table:table-cell table:style-name="lightblue2">
                <text:p>Specify location of <text:span text:style-name="T16">label</text:span> for branch command</text:p>
              </table:table-cell>
            </table:table-row>
            <table:table-row table:style-name="ro1">
              <table:table-cell table:style-name="ce1">
                <text:p text:style-name="P28">N</text:p>
              </table:table-cell>
              <table:table-cell table:style-name="lightblue1">
                <text:p>Add a new line to the pattern space and append next line of input into it.</text:p>
              </table:table-cell>
            </table:table-row>
            <table:table-row table:style-name="ro1">
              <table:table-cell table:style-name="ce1">
                <text:p text:style-name="P28">q</text:p>
              </table:table-cell>
              <table:table-cell table:style-name="lightblue2">
                <text:p>Exit sed without processing any more commands or input lines</text:p>
              </table:table-cell>
            </table:table-row>
            <table:table-row table:style-name="ro1">
              <table:table-cell table:style-name="ce1">
                <text:p text:style-name="P28">t <text:span text:style-name="T16">label</text:span></text:p>
              </table:table-cell>
              <table:table-cell table:style-name="lightblue1">
                <text:p>Branch to <text:span text:style-name="T16">label</text:span> only if there was a successful substitution was made</text:p>
              </table:table-cell>
            </table:table-row>
            <table:table-row table:style-name="ro1">
              <table:table-cell table:style-name="ce1">
                <text:p text:style-name="P28">T <text:span text:style-name="T16">label</text:span></text:p>
              </table:table-cell>
              <table:table-cell table:style-name="lightblue2">
                <text:p>Branch to <text:span text:style-name="T16">lab</text:span><text:span text:style-name="T16">el</text:span> only if there was <text:span text:style-name="T17">no</text:span> successful substitution was made</text:p>
              </table:table-cell>
            </table:table-row>
            <table:table-row table:style-name="ro1">
              <table:table-cell table:style-name="ce1">
                <text:p text:style-name="P28">w <text:span text:style-name="T16">f</text:span><text:span text:style-name="T16">il</text:span><text:span text:style-name="T16">e</text:span><text:span text:style-name="T16">n</text:span><text:span text:style-name="T16">a</text:span><text:span text:style-name="T16">m</text:span><text:span text:style-name="T16">e</text:span></text:p>
              </table:table-cell>
              <table:table-cell table:style-name="lightblue1">
                <text:p>Write pattern space to <text:span text:style-name="T16">file</text:span><text:span text:style-name="T16">na</text:span><text:span text:style-name="T16">m</text:span><text:span text:style-name="T16">e</text:span></text:p>
              </table:table-cell>
            </table:table-row>
            <table:table-row table:style-name="ro1">
              <table:table-cell table:style-name="ce1">
                <text:p text:style-name="P29">x</text:p>
              </table:table-cell>
              <table:table-cell table:style-name="lightblue2">
                <text:p>Exchange the contents of hold and pattern spac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2" draw:layer="layout" svg:width="25.199cm" svg:height="2.629cm" svg:x="1.4cm" svg:y="0.628cm" presentation:class="title">
          <draw:text-box>
            <text:p text:style-name="P1">bash + sed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Including sed inside shell script</text:p>
              </text:list-item>
              <text:list-item>
                <text:p>heredoc feature</text:p>
              </text:list-item>
              <text:list-item>
                <text:p>Use with other shell scripts on command line using pip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9" draw:text-style-name="P32" draw:layer="layout" svg:width="23.2cm" svg:height="3.449cm" svg:x="2.2cm" svg:y="5.551cm">
          <draw:text-box>
            <text:p text:style-name="P30"><text:span text:style-name="T16">sed is available everywhere !</text:span></text:p>
            <text:p text:style-name="P30"><text:span text:style-name="T16">sed is a meant for text processing, fast in execution</text:span></text:p>
            <text:p text:style-name="P31"><text:span text:style-name="T16">use sed to pre-process input for further processing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6:05:31.346117583</meta:creation-date>
    <dc:date>2022-02-06T20:59:09.408112609</dc:date>
    <meta:editing-duration>PT1H56M18S</meta:editing-duration>
    <meta:editing-cycles>30</meta:editing-cycles>
    <meta:generator>LibreOffice/6.4.7.2$Linux_X86_64 LibreOffice_project/40$Build-2</meta:generator>
    <meta:document-statistic meta:object-count="104"/>
  </office:meta>
</office:document-meta>
</file>